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b25" officeooo:paragraph-rsid="0000eb25"/>
    </style:style>
    <style:style style:name="P2" style:family="paragraph" style:parent-style-name="Standard">
      <style:text-properties officeooo:rsid="00174e3c" officeooo:paragraph-rsid="0000eb25"/>
    </style:style>
    <style:style style:name="P3" style:family="paragraph" style:parent-style-name="Standard">
      <style:text-properties officeooo:rsid="00158be1" officeooo:paragraph-rsid="0000eb25"/>
    </style:style>
    <style:style style:name="P4" style:family="paragraph" style:parent-style-name="Standard">
      <style:text-properties officeooo:rsid="0001d408" officeooo:paragraph-rsid="0001d408"/>
    </style:style>
    <style:style style:name="P5" style:family="paragraph" style:parent-style-name="Text_20_body">
      <style:text-properties officeooo:rsid="0001d408" officeooo:paragraph-rsid="0001d408"/>
    </style:style>
    <style:style style:name="P6" style:family="paragraph" style:parent-style-name="Text_20_body" style:list-style-name="L1">
      <style:text-properties officeooo:rsid="0001d408" officeooo:paragraph-rsid="0001d408"/>
    </style:style>
    <style:style style:name="P7" style:family="paragraph" style:parent-style-name="Text_20_body">
      <style:text-properties officeooo:rsid="00037295" officeooo:paragraph-rsid="00037295"/>
    </style:style>
    <style:style style:name="P8" style:family="paragraph" style:parent-style-name="Text_20_body" style:list-style-name="L2">
      <style:text-properties officeooo:rsid="00037295" officeooo:paragraph-rsid="00037295"/>
    </style:style>
    <style:style style:name="P9" style:family="paragraph" style:parent-style-name="Heading_20_2">
      <style:text-properties officeooo:rsid="0001d408" officeooo:paragraph-rsid="0001d4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ctors</text:h>
      <text:p text:style-name="P3">Programmers.</text:p>
      <text:p text:style-name="P2">Web Developers</text:p>
      <text:p text:style-name="P2">Mobile Developer</text:p>
      <text:p text:style-name="P2"/>
      <text:h text:style-name="Heading_20_2" text:outline-level="2">Roles</text:h>
      <text:p text:style-name="P4">Search</text:p>
      <text:p text:style-name="P4">Contact</text:p>
      <text:p text:style-name="P4">Buyer</text:p>
      <text:p text:style-name="P4"/>
      <text:h text:style-name="P9" text:outline-level="2">user profiles</text:h>
      <text:p text:style-name="P5">Computer skills</text:p>
      <text:list xml:id="list8047755951007960507" text:style-name="L1">
        <text:list-item>
          <text:p text:style-name="P6">Enough to know what a website is.</text:p>
        </text:list-item>
        <text:list-item>
          <text:p text:style-name="P6">Enough to know what a website does.</text:p>
        </text:list-item>
        <text:list-item>
          <text:p text:style-name="P6">Not enough to build one for their self.</text:p>
        </text:list-item>
      </text:list>
      <text:p text:style-name="P5"/>
      <text:p text:style-name="P7">Domain expertise</text:p>
      <text:list xml:id="list3187217045279349046" text:style-name="L2">
        <text:list-item>
          <text:p text:style-name="P8">Doesn't have any expertise in web development.</text:p>
        </text:list-item>
        <text:list-item>
          <text:p text:style-name="P8">Don't have any expertise in mobile app development.</text:p>
        </text:list-item>
      </text:list>
      <text:p text:style-name="P7"/>
      <text:p text:style-name="P7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Hibbert</meta:initial-creator>
    <meta:creation-date>2016-06-17T10:12:18.389709942</meta:creation-date>
    <dc:date>2016-06-17T10:41:28.877307896</dc:date>
    <dc:creator>Michael Hibbert</dc:creator>
    <meta:editing-duration>PT13M58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58" meta:character-count="324" meta:non-whitespace-character-count="287"/>
  </office:meta>
</office:document-meta>
</file>